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10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11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4.456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512cm" fo:min-width="11.94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b4c7dc"/>
      <style:paragraph-properties fo:text-align="center" style:writing-mode="lr-tb"/>
    </style:style>
    <style:style style:name="P10" style:family="paragraph">
      <loext:graphic-properties draw:fill="solid" draw:fill-color="#ffa6a6"/>
      <style:paragraph-properties fo:text-align="center" style:writing-mode="lr-tb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solid" draw:fill-color="#ffa6a6"/>
      <style:paragraph-properties fo:text-align="center"/>
    </style:style>
    <style:style style:name="P13" style:family="paragraph">
      <loext:graphic-properties draw:fill="solid" draw:fill-color="#ffff00"/>
      <style:paragraph-properties style:writing-mode="lr-tb"/>
    </style:style>
    <style:style style:name="P14" style:family="paragraph">
      <loext:graphic-properties draw:fill-color="#ffff00"/>
      <style:paragraph-properties fo:text-align="center" style:writing-mode="lr-tb"/>
    </style:style>
    <style:style style:name="P15" style:family="paragraph">
      <loext:graphic-properties draw:fill-color="#81d41a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0.962cm" svg:x="2.524cm" svg:y="2.68cm">
          <draw:text-box>
            <text:p>Hash</text:p>
          </draw:text-box>
        </draw:frame>
        <draw:frame draw:style-name="gr2" draw:text-style-name="P1" draw:layer="layout" svg:width="1.905cm" svg:height="0.962cm" svg:x="6.334cm" svg:y="2.68cm">
          <draw:text-box>
            <text:p>Type</text:p>
          </draw:text-box>
        </draw:frame>
        <draw:g>
          <draw:custom-shape draw:style-name="gr3" draw:text-style-name="P3" draw:layer="layout" svg:width="5.461cm" svg:height="1.143cm" svg:x="12.303cm" svg:y="1.889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.889cm">
            <text:p text:style-name="P2"><text:span text:style-name="T1">The hash of the previous </text:span><text:span text:style-name="T1">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3.032cm">
            <text:p text:style-name="P2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3.032cm">
            <text:p text:style-name="P2"><text:span text:style-name="T2">The hash of the </text:span><text:span text:style-name="T2">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4.175cm">
            <text:p text:style-name="P2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4.175cm">
            <text:p text:style-name="P2"><text:span text:style-name="T1">The version # of </text:span><text:span text:style-name="T1">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5.318cm">
            <text:p text:style-name="P2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5.318cm">
            <text:p text:style-name="P2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6.461cm">
            <text:p text:style-name="P2">01c:39a63d6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6.461cm">
            <text:p text:style-name="P2"><text:span text:style-name="T3">The major version number </text:span><text:span text:style-name="T3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7.604cm">
            <text:p text:style-name="P2">01c:6dbb4624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7.604cm">
            <text:p text:style-name="P5"><text:span text:style-name="T3">The minor version number </text:span><text:span text:style-name="T3">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8.747cm">
            <text:p text:style-name="P2">01c: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8.747cm">
            <text:p text:style-name="P2"><text:span text:style-name="T1">The length of the </text:span><text:span text:style-name="T1">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1.033cm">
            <text:p text:style-name="P2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1.033cm">
            <text:p text:style-name="P2"><text:span text:style-name="T2">The hash of the first </text:span><text:span text:style-name="T2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.915cm">
            <text:p text:style-name="P2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.915cm">
            <text:p text:style-name="P2"><text:span text:style-name="T1">The hash of the </text:span><text:span text:style-name="T1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2.176cm">
            <text:p text:style-name="P2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2.176cm">
            <text:p text:style-name="P2"><text:span text:style-name="T1">The length of the </text:span><text:span text:style-name="T1">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1.033cm">
            <text:p text:style-name="P2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1.033cm">
            <text:p text:style-name="P2"><text:span text:style-name="T2">The hash of the first </text:span><text:span text:style-name="T2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2.176cm">
            <text:p text:style-name="P2">01c: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2.176cm">
            <text:p text:style-name="P2"><text:span text:style-name="T1">The offset of the </text:span><text:span text:style-name="T1">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3.319cm">
            <text:p text:style-name="P2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3.319cm">
            <text:p text:style-name="P2"><text:span text:style-name="T4">The hash of the second </text:span><text:span text:style-name="T4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4.462cm">
            <text:p text:style-name="P2">01c: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4.462cm">
            <text:p text:style-name="P2"><text:span text:style-name="T1">The offset of the </text:span><text:span text:style-name="T1">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7.891cm">
            <text:p text:style-name="P2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7.891cm">
            <text:p text:style-name="P2"><text:span text:style-name="T5">The hash of the </text:span><text:span text:style-name="T5">eighth chunk of the </text:span><text:span text:style-name="T5">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9.034cm">
            <text:p text:style-name="P2">01c: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9.034cm">
            <text:p text:style-name="P2"><text:span text:style-name="T1">The offset of the </text:span><text:span text:style-name="T1">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" draw:text-style-name="P6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7.366cm" svg:height="0.762cm" svg:x="13.7cm" svg:y="1cm">
          <text:p text:style-name="P7"><text:span text:style-name="T6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.064cm" svg:height="1.27cm" svg:x="2.27cm" svg:y="3.54cm">
          <text:p text:style-name="P2"><text:span text:style-name="T1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3.54cm">
          <text:p text:style-name="P2"><text:span text:style-name="T1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064cm" svg:height="1.27cm" svg:x="2.27cm" svg:y="4.81cm">
          <text:p text:style-name="P2"><text:span text:style-name="T1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4.81cm">
          <text:p text:style-name="P2"><text:span text:style-name="T1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064cm" svg:height="1.27cm" svg:x="2.27cm" svg:y="6.08cm">
          <text:p text:style-name="P2"><text:span text:style-name="T1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6.08cm">
          <text:p text:style-name="P2"><text:span text:style-name="T1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3" draw:layer="layout" svg:width="5.461cm" svg:height="1.143cm" svg:x="12.303cm" svg:y="9.89cm">
            <text:p text:style-name="P2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9.89cm">
            <text:p text:style-name="P2"><text:span text:style-name="T1">The Creation Time </text:span><text:span text:style-name="T1">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11" draw:text-style-name="P13" draw:layer="layout" svg:width="7.747cm" svg:height="2.54cm" svg:x="2.397cm" svg:y="13.446cm">
          <draw:text-box>
            <text:p>Note that 01c: is the</text:p>
            <text:p>Prefix for b2sum cryptographic hashes</text:p>
          </draw:text-box>
        </draw:frame>
      </draw:page>
      <draw:page draw:name="page2" draw:style-name="dp1" draw:master-page-name="Default">
        <draw:custom-shape draw:style-name="gr6" draw:text-style-name="P8" draw:layer="layout" svg:width="7.366cm" svg:height="0.762cm" svg:x="2.778cm" svg:y="0.873cm">
          <text:p text:style-name="P7"><text:span text:style-name="T6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3" draw:text-style-name="P3" draw:layer="layout" svg:width="5.461cm" svg:height="1.143cm" svg:x="1cm" svg:y="1.88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1.889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1.915cm">
              <text:p text:style-name="P2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1.915cm">
              <text:p text:style-name="P2"><text:span text:style-name="T7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4.14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4.149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4.175cm">
              <text:p text:style-name="P2">01c:2bc6fe07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4.175cm">
              <text:p text:style-name="P2"><text:span text:style-name="T4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5.292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5.292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5.318cm">
              <text:p text:style-name="P2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5.318cm">
              <text:p text:style-name="P2"><text:span text:style-name="T4">Character string of the object nam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3.032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3.032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3.058cm">
              <text:p text:style-name="P2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3.058cm">
              <text:p text:style-name="P2"><text:span text:style-name="T8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6" draw:text-style-name="P8" draw:layer="layout" svg:width="7.366cm" svg:height="0.762cm" svg:x="2.778cm" svg:y="8.239cm">
          <text:p text:style-name="P7"><text:span text:style-name="T6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8" draw:layer="layout" svg:width="7.366cm" svg:height="0.762cm" svg:x="16.938cm" svg:y="8.747cm">
          <text:p text:style-name="P7"><text:span text:style-name="T6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3" draw:layer="layout" svg:width="5.461cm" svg:height="1.143cm" svg:x="15.16cm" svg:y="9.763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9.763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5.16cm" svg:y="9.789cm">
            <text:p text:style-name="P2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9.789cm">
            <text:p text:style-name="P2"><text:span text:style-name="T9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5.16cm" svg:y="10.906cm">
            <text:p text:style-name="P2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10.906cm">
            <text:p text:style-name="P2"><text:span text:style-name="T3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6" draw:text-style-name="P8" draw:layer="layout" svg:width="7.366cm" svg:height="0.762cm" svg:x="16.938cm" svg:y="1.001cm">
            <text:p text:style-name="P7"><text:span text:style-name="T6">Backreferenc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g>
              <draw:custom-shape draw:style-name="gr3" draw:text-style-name="P3" draw:layer="layout" svg:width="5.461cm" svg:height="1.143cm" svg:x="15.16cm" svg:y="1.915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1.915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1.941cm">
                <text:p text:style-name="P2">01c:5ccfae8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1.941cm">
                <text:p text:style-name="P2"><text:span text:style-name="T10">Name HashID of the first name that refers to this objec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5.318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5.318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5.344cm">
                <text:p text:style-name="P2">01c:c22d0e2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5.344cm">
                <text:p text:style-name="P2"><text:span text:style-name="T4">Hash of the next back 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6.461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6.461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6.487cm">
                <text:p text:style-name="P2">01c:6ebb7a45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6.487cm">
                <text:p text:style-name="P2"><text:span text:style-name="T4">Hash of the previous back 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4.175cm">
                <text:p text:style-name="P2">01c:c5c6884a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4.175cm">
                <text:p text:style-name="P2"><text:span text:style-name="T8">Flag to mark if the speculative back reference is confirmed or no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3.032cm">
                <text:p text:style-name="P2">01c:6b4bd394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3.032cm">
                <text:p text:style-name="P2"><text:span text:style-name="T9">Time Stamp When Backreference was created in seconds since Epoc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custom-shape draw:style-name="gr3" draw:text-style-name="P3" draw:layer="layout" svg:width="5.461cm" svg:height="1.143cm" svg:x="1cm" svg:y="12.684cm">
            <text:p text:style-name="P2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12.684cm">
            <text:p text:style-name="P2"><text:span text:style-name="T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9.255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9.255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9.281cm">
            <text:p text:style-name="P2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9.281cm">
            <text:p text:style-name="P2"><text:span text:style-name="T4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10.398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10.398cm">
            <text:p text:style-name="P2"><text:span text:style-name="T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9.255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9.255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9.281cm">
            <text:p text:style-name="P2">01c: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9.281cm">
            <text:p text:style-name="P2"><text:span text:style-name="T11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10.398cm">
            <text:p text:style-name="P2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10.398cm">
            <text:p text:style-name="P2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cm" svg:y="11.541cm">
            <text:p text:style-name="P2">01c:0ffaa7d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61cm" svg:y="11.541cm">
            <text:p text:style-name="P2"><text:span text:style-name="T3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8" draw:layer="layout" svg:width="7.366cm" svg:height="0.762cm" svg:x="17.002cm" svg:y="12.938cm">
          <text:p text:style-name="P7"><text:span text:style-name="T12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3" draw:layer="layout" svg:width="5.461cm" svg:height="1.143cm" svg:x="14.843cm" svg:y="15.478cm">
            <text:p text:style-name="P2"><text:span text:style-name="T4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5.478cm">
            <text:p text:style-name="P2"><text:span text:style-name="T5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4.335cm">
            <text:p text:style-name="P2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4.335cm">
            <text:p text:style-name="P2"><text:span text:style-name="T7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6.621cm">
            <text:p text:style-name="P2">01c: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6.621cm">
            <text:p text:style-name="P2"><text:span text:style-name="T11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7.764cm">
            <text:p text:style-name="P2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7.764cm">
            <text:p text:style-name="P2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3" draw:style-name="dp1" draw:master-page-name="Default">
        <draw:g>
          <draw:custom-shape draw:style-name="gr12" draw:text-style-name="P2" draw:layer="layout" svg:width="5.08cm" svg:height="1.27cm" svg:x="2.271cm" svg:y="2.313cm">
            <text:p text:style-name="P2"><text:span text:style-name="T1">Xxx:Name Hash 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2.54cm" svg:height="1.27cm" svg:x="7.351cm" svg:y="2.313cm">
            <text:p text:style-name="P2">NH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5.08cm" svg:height="1.27cm" svg:x="9.894cm" svg:y="2.313cm">
            <text:p text:style-name="P2"><text:span text:style-name="T5">20200715T11:30-7:0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2" draw:layer="layout" svg:width="5.08cm" svg:height="1.27cm" svg:x="2.271cm" svg:y="3.614cm">
          <text:p text:style-name="P2"><text:span text:style-name="T1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7.351cm" svg:y="3.614cm">
          <text:p text:style-name="P2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08cm" svg:height="1.27cm" svg:x="9.891cm" svg:y="3.614cm">
          <text:p text:style-name="P2"><text:span text:style-name="T5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2.446cm" svg:height="0.762cm" svg:x="2.398cm" svg:y="1.382cm">
          <text:p text:style-name="P6">Chunklo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5-26T07:40:14.301264280</dc:date>
    <dc:creator>Robert Novak</dc:creator>
    <meta:editing-duration>PT7M59S</meta:editing-duration>
    <meta:editing-cycles>3</meta:editing-cycles>
    <meta:generator>LibreOffice/7.3.3.2$Linux_AARCH64 LibreOffice_project/30$Build-2</meta:generator>
    <meta:document-statistic meta:object-count="179"/>
  </office:meta>
</office:document-meta>
</file>